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svg:stroke-color="#00a933" draw:marker-start-width="0.355cm" draw:marker-end-width="0.355cm" draw:fill="none" draw:textarea-horizontal-align="justify" draw:textarea-vertical-align="middle" draw:auto-grow-height="false" fo:min-height="3.51cm" fo:min-width="15.79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097cm" fo:min-width="3.2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a933" draw:marker-start-width="0.355cm" draw:marker-end-width="0.355cm" draw:fill="none" draw:textarea-horizontal-align="justify" draw:textarea-vertical-align="middle" draw:auto-grow-height="false" fo:min-height="2.24cm" fo:min-width="3.895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2a6099" draw:marker-start-width="0.355cm" draw:marker-end-width="0.355cm" draw:fill="none" draw:textarea-horizontal-align="justify" draw:textarea-vertical-align="middle" draw:auto-grow-height="false" fo:min-height="2.24cm" fo:min-width="3.89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5.8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Dashed_20__28_var_29_" svg:stroke-width="0.051cm" svg:stroke-color="#2a6099" draw:marker-start-width="0.355cm" draw:marker-end-width="0.355cm" draw:fill="none" draw:textarea-horizontal-align="justify" draw:textarea-vertical-align="middle" draw:auto-grow-height="false" fo:min-height="4.78cm" fo:min-width="15.782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a933" draw:fill="none" draw:fill-color="#ffffff" draw:textarea-horizontal-align="justify" draw:textarea-vertical-align="middle" draw:auto-grow-height="false" fo:min-height="0.766cm" fo:min-width="1.659cm"/>
    </style:style>
    <style:style style:name="gr9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639cm" fo:min-width="1.786cm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1.274cm" fo:min-width="3.8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00a933" style:font-size-asian="2pt" style:font-size-complex="2pt"/>
    </style:style>
    <style:style style:name="P5" style:family="paragraph">
      <loext:graphic-properties draw:fill="none"/>
      <style:paragraph-properties fo:text-align="center"/>
      <style:text-properties fo:color="#00a933" style:font-size-asian="2pt" style:font-size-complex="2pt"/>
    </style:style>
    <style:style style:name="P6" style:family="paragraph">
      <style:paragraph-properties fo:text-align="center"/>
      <style:text-properties fo:color="#00a933" fo:font-size="18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00a933" fo:font-size="18pt" style:font-size-asian="18pt" style:font-size-complex="18pt"/>
    </style:style>
    <style:style style:name="P8" style:family="paragraph">
      <style:paragraph-properties fo:text-align="center"/>
      <style:text-properties fo:color="#2a6099" fo:font-size="18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color="#2a6099" fo:font-size="18pt" style:font-size-asian="18pt" style:font-size-complex="18pt"/>
    </style:style>
    <style:style style:name="P10" style:family="paragraph">
      <style:paragraph-properties fo:text-align="center"/>
      <style:text-properties fo:font-size="32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size="32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00a933" fo:font-size="18pt"/>
    </style:style>
    <style:style style:name="P14" style:family="paragraph">
      <loext:graphic-properties draw:fill="none" draw:fill-color="#ffffff"/>
      <style:paragraph-properties fo:text-align="center"/>
      <style:text-properties fo:color="#00a933" fo:font-size="18pt"/>
    </style:style>
    <style:style style:name="P15" style:family="paragraph">
      <style:paragraph-properties fo:text-align="center"/>
      <style:text-properties fo:color="#2a6099" fo:font-size="18pt"/>
    </style:style>
    <style:style style:name="P16" style:family="paragraph">
      <loext:graphic-properties draw:fill="none" draw:fill-color="#ffffff"/>
      <style:paragraph-properties fo:text-align="center"/>
      <style:text-properties fo:color="#2a6099" fo:font-size="18pt"/>
    </style:style>
    <style:style style:name="P17" style:family="paragraph">
      <style:paragraph-properties fo:text-align="center"/>
      <style:text-properties fo:font-size="12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a933" style:font-size-asian="2pt" style:font-size-complex="2pt"/>
    </style:style>
    <style:style style:name="T3" style:family="text">
      <style:text-properties fo:color="#00a933" fo:font-size="18pt" style:font-size-asian="18pt" style:font-size-complex="18pt"/>
    </style:style>
    <style:style style:name="T4" style:family="text">
      <style:text-properties fo:color="#2a6099" fo:font-size="18pt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4cm" svg:height="3.81cm" svg:x="1.57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1.397cm" svg:x="8.06cm" svg:y="0.254cm">
          <text:p text:style-name="P2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4.445cm" svg:height="2.54cm" svg:x="2.67cm" svg:y="3.21cm">
          <text:p text:style-name="P4"><text:span text:style-name="T2">HAPI 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4.445cm" svg:height="2.54cm" svg:x="9.02cm" svg:y="3.21cm">
          <text:p text:style-name="P6"><text:span text:style-name="T3">LaTiS</text:span></text:p>
          <text:p text:style-name="P6"><text:span text:style-name="T3">interpr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8" draw:id="id8" draw:layer="layout" svg:width="4.445cm" svg:height="2.54cm" svg:x="7.526cm" svg:y="8.59cm">
          <text:p text:style-name="P8"><text:span text:style-name="T4">Functional</text:span></text:p>
          <text:p text:style-name="P8"><text:span text:style-name="T4">Data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3" draw:id="id3" draw:layer="layout" svg:width="4.445cm" svg:height="2.54cm" svg:x="12.957cm" svg:y="8.59cm">
          <text:p text:style-name="P8"><text:span text:style-name="T4">LaTiS wri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7" draw:id="id7" draw:layer="layout" svg:width="4.445cm" svg:height="2.54cm" svg:x="2.035cm" svg:y="8.59cm">
          <text:p text:style-name="P8"><text:span text:style-name="T4">LaTiS</text:span></text:p>
          <text:p text:style-name="P8"><text:span text:style-name="T4">adapters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6" draw:id="id6" draw:layer="layout" svg:width="6.35cm" svg:height="2.54cm" svg:x="1.575cm" svg:y="13.462cm">
          <text:p text:style-name="P10"><text:span text:style-name="T1">TSML</text:span></text:p>
          <text:p text:style-name="P10"><text:span text:style-name="T5">(data descriptor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6.35cm" svg:height="2.54cm" svg:x="11.582cm" svg:y="13.462cm">
          <text:p text:style-name="P12"><text:span text:style-name="T1">Native Data</text:span></text:p>
          <text:p text:style-name="P12"><text:span text:style-name="T5">(ASCII, CDF, web services, etc.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332cm" svg:height="5.08cm" svg:x="1.575cm" svg:y="7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8.06cm" svg:y1="0.952cm" svg:x2="4.892cm" svg:y2="3.21cm" draw:start-shape="id1" draw:start-glue-point="3" draw:end-shape="id2" draw:end-glue-point="0" svg:d="M8060 952h-3168v2258" svg:viewBox="0 0 3169 2259">
          <text:p/>
        </draw:connector>
        <draw:connector draw:style-name="gr7" draw:text-style-name="P1" draw:layer="layout" svg:x1="15.179cm" svg:y1="8.59cm" svg:x2="11.87cm" svg:y2="0.952cm" draw:start-shape="id3" draw:start-glue-point="0" draw:end-shape="id1" draw:end-glue-point="1" svg:d="M15179 8590v-7638h-3309" svg:viewBox="0 0 3310 7639">
          <text:p/>
        </draw:connector>
        <draw:connector draw:style-name="gr7" draw:text-style-name="P1" draw:layer="layout" svg:x1="7.115cm" svg:y1="4.48cm" svg:x2="9.02cm" svg:y2="4.48cm" draw:start-shape="id2" draw:start-glue-point="1" draw:end-shape="id4" draw:end-glue-point="3" svg:d="M7115 4480h1905" svg:viewBox="0 0 1906 1">
          <text:p/>
        </draw:connector>
        <draw:connector draw:style-name="gr7" draw:text-style-name="P1" draw:layer="layout" svg:x1="11.582cm" svg:y1="14.732cm" svg:x2="7.925cm" svg:y2="14.732cm" draw:start-shape="id5" draw:start-glue-point="3" draw:end-shape="id6" draw:end-glue-point="1" svg:d="M11582 14732h-3657" svg:viewBox="0 0 3658 1">
          <text:p/>
        </draw:connector>
        <draw:connector draw:style-name="gr7" draw:text-style-name="P1" draw:layer="layout" svg:x1="6.48cm" svg:y1="9.86cm" svg:x2="7.526cm" svg:y2="9.86cm" draw:start-shape="id7" draw:start-glue-point="1" draw:end-shape="id8" draw:end-glue-point="3" svg:d="M6480 9860h1046" svg:viewBox="0 0 1047 1">
          <text:p/>
        </draw:connector>
        <draw:connector draw:style-name="gr7" draw:text-style-name="P1" draw:layer="layout" svg:x1="11.971cm" svg:y1="9.86cm" svg:x2="12.957cm" svg:y2="9.86cm" draw:start-shape="id8" draw:start-glue-point="1" draw:end-shape="id3" draw:end-glue-point="3" svg:d="M11971 9860h986" svg:viewBox="0 0 987 1">
          <text:p/>
        </draw:connector>
        <draw:custom-shape draw:style-name="gr8" draw:text-style-name="P14" draw:layer="layout" svg:width="2.159cm" svg:height="1.016cm" svg:x="17.934cm" svg:y="2.44cm">
          <text:p text:style-name="P13"><text:span text:style-name="T3">HAPI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286cm" svg:height="0.889cm" svg:x="17.91cm" svg:y="7.32cm">
          <text:p text:style-name="P15"><text:span text:style-name="T4">LaTiS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4.318cm" svg:height="1.524cm" svg:x="4.261cm" svg:y="0.562cm">
          <text:p text:style-name="P17"><text:span text:style-name="T5">request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4.318cm" svg:height="1.524cm" svg:x="11.581cm" svg:y="0.53cm">
          <text:p text:style-name="P17"><text:span text:style-name="T5">respons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179cm" svg:y1="5.715cm" svg:x2="11.179cm" svg:y2="7.366cm">
          <text:p/>
        </draw:line>
        <draw:connector draw:style-name="gr7" draw:text-style-name="P1" draw:layer="layout" svg:x1="1.575cm" svg:y1="14.732cm" svg:x2="2.035cm" svg:y2="9.86cm" draw:start-shape="id6" draw:start-glue-point="3" draw:end-shape="id7" draw:end-glue-point="3" svg:d="M1575 14732h-526v-4872h986" svg:viewBox="0 0 987 48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.59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08:13:55.196011000</meta:creation-date>
    <dc:date>2018-12-03T14:04:25.924749000</dc:date>
    <meta:editing-duration>PT27M25S</meta:editing-duration>
    <meta:editing-cycles>6</meta:editing-cycles>
    <meta:generator>LibreOffice/6.1.2.1$MacOSX_X86_64 LibreOffice_project/65905a128db06ba48db947242809d14d3f9a93fe</meta:generator>
    <meta:document-statistic meta:object-count="22"/>
  </office:meta>
</office:document-meta>
</file>